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0400000004DE6A59C2.png"/>
  <manifest:file-entry manifest:media-type="image/png" manifest:full-path="Pictures/100000000000000400000004D7F2E517.png"/>
  <manifest:file-entry manifest:media-type="image/png" manifest:full-path="Pictures/100000000000000400000004CC5182EB.png"/>
  <manifest:file-entry manifest:media-type="image/png" manifest:full-path="Pictures/1000000000000004000000044B8B09BB.png"/>
  <manifest:file-entry manifest:media-type="image/png" manifest:full-path="Pictures/1000000000000004000000042C88C416.png"/>
  <manifest:file-entry manifest:media-type="image/png" manifest:full-path="Pictures/1000000000000004000000045A636FA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anx="http://anx.akomantoso.org/1.0" xmlns:chart="urn:oasis:names:tc:opendocument:xmlns:chart:1.0" xmlns:dc="http://purl.org/dc/elements/1.1/" xmlns:dom="http://www.w3.org/2001/xml-events" xmlns:dr3d="urn:oasis:names:tc:opendocument:xmlns:dr3d:1.0" xmlns:draw="urn:oasis:names:tc:opendocument:xmlns:drawing:1.0" xmlns:field="urn:openoffice:names:experimental:ooo-ms-interop:xmlns:field:1.0" xmlns:fo="urn:oasis:names:tc:opendocument:xmlns:xsl-fo-compatible:1.0" xmlns:form="urn:oasis:names:tc:opendocument:xmlns:form:1.0"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rdfa="http://docs.oasis-open.org/opendocument/meta/rdfa#" xmlns:rpt="http://openoffice.org/2005/report"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style:font-face style:name="OpenSymbol" svg:font-family="OpenSymbol"/>
    <style:font-face style:name="StarSymbol" svg:font-family="StarSymbol"/>
    <style:font-face style:name="Tahoma1" svg:font-family="Tahoma"/>
    <style:font-face style:font-family-generic="roman" style:font-pitch="variable" style:name="Times New Roman" svg:font-family="'Times New Roman'"/>
    <style:font-face style:font-family-generic="swiss" style:font-pitch="variable" style:name="Arial" svg:font-family="Arial"/>
    <style:font-face style:font-adornments="Cursiva" style:font-family-generic="swiss" style:font-pitch="variable" style:name="Trebuchet MS1" svg:font-family="'Trebuchet MS'"/>
    <style:font-face style:font-adornments="Negreta" style:font-family-generic="swiss" style:font-pitch="variable" style:name="Trebuchet MS" svg:font-family="'Trebuchet MS'"/>
    <style:font-face style:font-family-generic="system" style:font-pitch="variable" style:name="DejaVu Sans" svg:font-family="'DejaVu Sans'"/>
    <style:font-face style:font-family-generic="system" style:font-pitch="variable" style:name="Lucida Sans Unicode" svg:font-family="'Lucida Sans Unicode'"/>
    <style:font-face style:font-family-generic="system" style:font-pitch="variable" style:name="Tahoma" svg:font-family="Tahoma"/>
  </office:font-face-decls>
  <office:automatic-styles>
    <style:style style:family="paragraph" style:list-style-name="L1" style:name="P1" style:parent-style-name="Standard"/>
    <style:style style:family="section" style:name="Sect1">
      <style:section-properties anx:BungeniSectionID="68kr23dMTTeyv6FmeL7+pQ" anx:BungeniSectionType="body" style:editable="false">
        <style:columns fo:column-count="1" fo:column-gap="0in"/>
      </style:section-properties>
    </style:style>
    <style:style style:family="section" style:name="Sect2">
      <style:section-properties anx:BungeniSectionID="swfguEdcS2i+CRtUTB3K2g" anx:BungeniSectionType="Preface" anx:__BungeniMetaEditable="false" fo:background-color="transparent" fo:margin-left="0.3in" fo:margin-right="0in" style:editable="false">
        <style:columns fo:column-count="1" fo:column-gap="0in"/>
        <style:background-image style:filter-name="PNG - Portable Network Graphic" xlink:actuate="onLoad" xlink:href="Pictures/1000000000000004000000045A636FA8.png" xlink:type="simple"/>
      </style:section-properties>
    </style:style>
    <style:style style:family="section" style:name="Sect3">
      <style:section-properties anx:BungeniSectionID="q8i3LT1QRsC6B1Bqy9wJOQ" anx:BungeniSectionType="Observation" anx:__BungeniMetaEditable="false" fo:background-color="transparent" fo:margin-left="0.8in" fo:margin-right="0in" style:editable="false">
        <style:columns fo:column-count="1" fo:column-gap="0in"/>
        <style:background-image style:filter-name="PNG - Portable Network Graphic" xlink:actuate="onLoad" xlink:href="Pictures/1000000000000004000000044B8B09BB.png" xlink:type="simple"/>
      </style:section-properties>
    </style:style>
    <style:style style:family="section" style:name="Sect4">
      <style:section-properties anx:BungeniSectionID="WfsDPiveS2y6diLAwWPg5Q" anx:BungeniSectionType="Observation" anx:__BungeniMetaEditable="false" fo:background-color="transparent" fo:margin-left="0.8in" fo:margin-right="0in" style:editable="false">
        <style:columns fo:column-count="1" fo:column-gap="0in"/>
        <style:background-image style:filter-name="PNG - Portable Network Graphic" xlink:actuate="onLoad" xlink:href="Pictures/1000000000000004000000044B8B09BB.png" xlink:type="simple"/>
      </style:section-properties>
    </style:style>
    <style:style style:family="section" style:name="Sect5">
      <style:section-properties anx:BungeniSectionID="vyEYgmn3QMGLVGh7yC3apw" anx:BungeniSectionType="PapersLaid" anx:__BungeniMetaEditable="false" fo:background-color="transparent" fo:margin-left="0.4in" fo:margin-right="0in" style:editable="false">
        <style:columns fo:column-count="1" fo:column-gap="0in"/>
        <style:background-image style:filter-name="PNG - Portable Network Graphic" xlink:actuate="onLoad" xlink:href="Pictures/100000000000000400000004CC5182EB.png" xlink:type="simple"/>
      </style:section-properties>
    </style:style>
    <style:style style:family="section" style:name="Sect6">
      <style:section-properties anx:BungeniSectionID="PBxvRio9QCG/3h4prR+RRw" anx:BungeniSectionType="PapersLaidList" anx:__BungeniMetaEditable="false" fo:background-color="transparent" fo:margin-left="0.6in" fo:margin-right="0in" style:editable="false">
        <style:columns fo:column-count="1" fo:column-gap="0in"/>
        <style:background-image style:filter-name="PNG - Portable Network Graphic" xlink:actuate="onLoad" xlink:href="Pictures/100000000000000400000004CC5182EB.png" xlink:type="simple"/>
      </style:section-properties>
    </style:style>
    <style:style style:family="section" style:name="Sect7">
      <style:section-properties anx:BungeniSectionID="6Byxde/+SX+N3sxWcddFeg" anx:BungeniSectionType="Observation" anx:__BungeniMetaEditable="false" fo:background-color="transparent" fo:margin-left="0.8in" fo:margin-right="0in" style:editable="false">
        <style:columns fo:column-count="1" fo:column-gap="0in"/>
        <style:background-image style:filter-name="PNG - Portable Network Graphic" xlink:actuate="onLoad" xlink:href="Pictures/1000000000000004000000044B8B09BB.png" xlink:type="simple"/>
      </style:section-properties>
    </style:style>
    <style:style style:family="section" style:name="Sect8">
      <style:section-properties anx:BungeniSectionID="obIhaG7AQHmeQaSxaFQdew" anx:BungeniSectionType="Communication" anx:__BungeniMetaEditable="false" fo:background-color="#ffffff" fo:margin-left="0.4in" fo:margin-right="0in" style:editable="false">
        <style:columns fo:column-count="1" fo:column-gap="0in"/>
        <style:background-image/>
      </style:section-properties>
    </style:style>
    <style:style style:family="section" style:name="Sect9">
      <style:section-properties anx:BungeniPersonID="212" anx:BungeniPersonRole="212" anx:BungeniSectionID="e3UDWLnISZaC83bJuW9dZw" anx:BungeniSectionType="Speech" anx:BungeniSpeechAs="Speaker" anx:BungeniSpeechAsDesc="Speaker" anx:BungeniSpeechAsURI="/ontology/roles/ke/speaker" anx:BungeniSpeechBy="Amina Abdalla" anx:BungeniSpeechByURI="ken.person.Amina.Abdalla.1956-02-09" anx:__BungeniMetaEditable="true" anx:__BungeniMetaEditor="toolbarSubAction.makeDebateSpeechBlockSection.section_creation" fo:background-color="transparent" fo:margin-left="0.6in" fo:margin-right="0in" style:editable="false">
        <style:columns fo:column-count="1" fo:column-gap="0in"/>
        <style:background-image style:filter-name="PNG - Portable Network Graphic" xlink:actuate="onLoad" xlink:href="Pictures/1000000000000004000000045A636FA8.png" xlink:type="simple"/>
      </style:section-properties>
    </style:style>
    <style:style style:family="section" style:name="Sect10">
      <style:section-properties anx:BungeniPersonID="380" anx:BungeniPersonRole="380" anx:BungeniSectionID="cTyFSSNcSeS+n3UJetaDkQ" anx:BungeniSectionType="Speech" anx:BungeniSpeechAs="MemberOfParliament" anx:BungeniSpeechAsDesc="Member of Parliament" anx:BungeniSpeechAsURI="/ontology/roles/ke/member" anx:BungeniSpeechBy="PeKricT usendwe" anx:BungeniSpeechByURI="ken.person.PeKricT.usendwe.1984-06-22" anx:__BungeniMetaEditable="true" anx:__BungeniMetaEditor="toolbarSubAction.makeDebateSpeechBlockSection.section_creation" fo:background-color="transparent" fo:margin-left="0.6in" fo:margin-right="0in" style:editable="false">
        <style:columns fo:column-count="1" fo:column-gap="0in"/>
        <style:background-image style:filter-name="PNG - Portable Network Graphic" xlink:actuate="onLoad" xlink:href="Pictures/1000000000000004000000045A636FA8.png" xlink:type="simple"/>
      </style:section-properties>
    </style:style>
    <style:style style:family="section" style:name="Sect11">
      <style:section-properties anx:BungeniPersonID="212" anx:BungeniPersonRole="212" anx:BungeniSectionID="QL2Ia1QbS/KjTWIWY5YPsg" anx:BungeniSectionType="Speech" anx:BungeniSpeechAs="Speaker" anx:BungeniSpeechAsDesc="Speaker" anx:BungeniSpeechAsURI="/ontology/roles/ke/speaker" anx:BungeniSpeechBy="Amina Abdalla" anx:BungeniSpeechByURI="ken.person.Amina.Abdalla.1956-02-09" anx:__BungeniMetaEditable="true" anx:__BungeniMetaEditor="toolbarSubAction.makeDebateSpeechBlockSection.section_creation" fo:background-color="transparent" fo:margin-left="0.6in" fo:margin-right="0in" style:editable="false">
        <style:columns fo:column-count="1" fo:column-gap="0in"/>
        <style:background-image style:filter-name="PNG - Portable Network Graphic" xlink:actuate="onLoad" xlink:href="Pictures/1000000000000004000000045A636FA8.png" xlink:type="simple"/>
      </style:section-properties>
    </style:style>
    <style:style style:family="section" style:name="Sect12">
      <style:section-properties anx:BungeniSectionID="FQwzBBp4Q1ul8IiegHh2Sw" anx:BungeniSectionType="PointOfOrder" anx:__BungeniMetaEditable="false" fo:background-color="transparent" fo:margin-left="0.4in" fo:margin-right="0in" style:editable="false">
        <style:columns fo:column-count="1" fo:column-gap="0in"/>
        <style:background-image style:filter-name="PNG - Portable Network Graphic" xlink:actuate="onLoad" xlink:href="Pictures/1000000000000004000000044B8B09BB.png" xlink:type="simple"/>
      </style:section-properties>
    </style:style>
    <style:style style:family="section" style:name="Sect13">
      <style:section-properties anx:BungeniPersonID="5" anx:BungeniPersonRole="5" anx:BungeniSectionID="iUxQwknhQySiNHOwi8M90w" anx:BungeniSectionType="Speech" anx:BungeniSpeechAs="MemberOfParliament" anx:BungeniSpeechAsDesc="Member of Parliament" anx:BungeniSpeechAsURI="/ontology/roles/ke/member" anx:BungeniSpeechBy="Epainitoos Akaranga" anx:BungeniSpeechByURI="ken.person.Epainitoos.Akaranga.1951-12-11" anx:__BungeniMetaEditable="true" anx:__BungeniMetaEditor="toolbarSubAction.makeDebateSpeechBlockSection.section_creation" fo:background-color="transparent" fo:margin-left="0.6in" fo:margin-right="0in" style:editable="false">
        <style:columns fo:column-count="1" fo:column-gap="0in"/>
        <style:background-image style:filter-name="PNG - Portable Network Graphic" xlink:actuate="onLoad" xlink:href="Pictures/1000000000000004000000045A636FA8.png" xlink:type="simple"/>
      </style:section-properties>
    </style:style>
    <style:style style:family="section" style:name="Sect14">
      <style:section-properties anx:BungeniPersonID="179" anx:BungeniPersonRole="179" anx:BungeniSectionID="vszNzmmEQWeh2oDMO6pZtA" anx:BungeniSectionType="Speech" anx:BungeniSpeechAs="MemberOfParliament" anx:BungeniSpeechAsDesc="Member of Parliament" anx:BungeniSpeechAsURI="/ontology/roles/ke/member" anx:BungeniSpeechBy="William Reto" anx:BungeniSpeechByURI="ken.person.William.Reto.1949-01-03" anx:__BungeniMetaEditable="true" anx:__BungeniMetaEditor="toolbarSubAction.makeDebateSpeechBlockSection.section_creation" fo:background-color="transparent" fo:margin-left="0.6in" fo:margin-right="0in" style:editable="false">
        <style:columns fo:column-count="1" fo:column-gap="0in"/>
        <style:background-image style:filter-name="PNG - Portable Network Graphic" xlink:actuate="onLoad" xlink:href="Pictures/1000000000000004000000045A636FA8.png" xlink:type="simple"/>
      </style:section-properties>
    </style:style>
    <style:style style:family="section" style:name="Sect15">
      <style:section-properties anx:BungeniSectionID="732LqMxNQ92TZqKiDZCvyQ" anx:BungeniSectionType="Observation" anx:__BungeniMetaEditable="false" fo:background-color="transparent" fo:margin-left="0.8in" fo:margin-right="0in" style:editable="false">
        <style:columns fo:column-count="1" fo:column-gap="0in"/>
        <style:background-image style:filter-name="PNG - Portable Network Graphic" xlink:actuate="onLoad" xlink:href="Pictures/1000000000000004000000044B8B09BB.png" xlink:type="simple"/>
      </style:section-properties>
    </style:style>
    <style:style style:family="section" style:name="Sect16">
      <style:section-properties anx:BungeniSectionID="0J80zoJKSjWDf0KMH2ArDg" anx:BungeniSectionType="NMotionsContainer" anx:__BungeniMetaEditable="false" fo:background-color="transparent" fo:margin-left="0.3in" fo:margin-right="0in" style:editable="false">
        <style:columns fo:column-count="1" fo:column-gap="0in"/>
        <style:background-image style:filter-name="PNG - Portable Network Graphic" xlink:actuate="onLoad" xlink:href="Pictures/100000000000000400000004D7F2E517.png" xlink:type="simple"/>
      </style:section-properties>
    </style:style>
    <style:style style:family="section" style:name="Sect17">
      <style:section-properties anx:BungeniMotionName="Establishment of An Ombudsman" anx:BungeniMotionNo="2" anx:BungeniMotionTitle="Establishment of An Ombudsman" anx:BungeniMotionURI="ken.motion.ombudsman" anx:BungeniSectionID="9wRFOuUAS624PECN23Lqcw" anx:BungeniSectionType="NoticeOfMotion" anx:__BungeniMetaEditable="true" anx:__BungeniMetaEditor="toolbarSubAction.makeDebateMotionBlockSection.section_creation" fo:background-color="transparent" fo:margin-left="0.5in" fo:margin-right="0in" style:editable="false">
        <style:columns fo:column-count="1" fo:column-gap="0in"/>
        <style:background-image style:filter-name="PNG - Portable Network Graphic" xlink:actuate="onLoad" xlink:href="Pictures/1000000000000004000000042C88C416.png" xlink:type="simple"/>
      </style:section-properties>
    </style:style>
    <style:style style:family="section" style:name="Sect18">
      <style:section-properties anx:BungeniMotionName="Establishment of An Ombudsman" anx:BungeniMotionNo="2" anx:BungeniMotionTitle="Establishment of An Ombudsman" anx:BungeniMotionURI="ken.motion.ombudsman" anx:BungeniPersonID="26" anx:BungeniPersonRole="26" anx:BungeniSectionID="iwfNYlxpTRmmfybFiWOEVQ" anx:BungeniSectionType="Speech" anx:BungeniSpeechAs="MemberOfParliament" anx:BungeniSpeechAsDesc="Member of Parliament" anx:BungeniSpeechAsURI="/ontology/roles/ke/member" anx:BungeniSpeechBy="Gorrach Galgallo" anx:BungeniSpeechByURI="ken.person.Gorrach.Galgallo.1978-07-07" anx:__BungeniMetaEditable="true" anx:__BungeniMetaEditor="toolbarSubAction.makeDebateSpeechBlockSection.section_creation" fo:background-color="transparent" fo:margin-left="0.6in" fo:margin-right="0in" style:editable="false">
        <style:columns fo:column-count="1" fo:column-gap="0in"/>
        <style:background-image style:filter-name="PNG - Portable Network Graphic" xlink:actuate="onLoad" xlink:href="Pictures/1000000000000004000000045A636FA8.png" xlink:type="simple"/>
      </style:section-properties>
    </style:style>
    <style:style style:family="section" style:name="Sect19">
      <style:section-properties anx:BungeniSectionID="Yeaw/EiKQGeFl+rm7lHyAg" anx:BungeniSectionType="PMotionsContainer" anx:__BungeniMetaEditable="false" fo:background-color="transparent" fo:margin-left="0.3in" fo:margin-right="0in" style:editable="false">
        <style:columns fo:column-count="1" fo:column-gap="0in"/>
        <style:background-image style:filter-name="PNG - Portable Network Graphic" xlink:actuate="onLoad" xlink:href="Pictures/1000000000000004000000044B8B09BB.png" xlink:type="simple"/>
      </style:section-properties>
    </style:style>
    <style:style style:family="section" style:name="Sect20">
      <style:section-properties anx:BungeniSectionID="+79e2UWJTeSjsrmT1xkIRA" anx:BungeniSectionType="ProceduralMotion" anx:__BungeniMetaEditable="false" fo:background-color="transparent" fo:margin-left="0.5in" fo:margin-right="0in" style:editable="false">
        <style:columns fo:column-count="1" fo:column-gap="0in"/>
        <style:background-image style:filter-name="PNG - Portable Network Graphic" xlink:actuate="onLoad" xlink:href="Pictures/1000000000000004000000042C88C416.png" xlink:type="simple"/>
      </style:section-properties>
    </style:style>
    <style:style style:family="section" style:name="Sect21">
      <style:section-properties anx:BungeniPersonID="15" anx:BungeniPersonRole="15" anx:BungeniSectionID="ymkHDKsPT0+0wU5FpxeWqg" anx:BungeniSectionType="Speech" anx:BungeniSpeechAs="MemberOfParliament" anx:BungeniSpeechAsDesc="Member of Parliament" anx:BungeniSpeechAsURI="/ontology/roles/ke/member" anx:BungeniSpeechBy="Adan Billow" anx:BungeniSpeechByURI="ken.person.Adan.Billow.1938-07-25" anx:__BungeniMetaEditable="true" anx:__BungeniMetaEditor="toolbarSubAction.makeDebateSpeechBlockSection.section_creation" fo:background-color="transparent" fo:margin-left="0.6in" fo:margin-right="0in" style:editable="false">
        <style:columns fo:column-count="1" fo:column-gap="0in"/>
        <style:background-image style:filter-name="PNG - Portable Network Graphic" xlink:actuate="onLoad" xlink:href="Pictures/1000000000000004000000045A636FA8.png" xlink:type="simple"/>
      </style:section-properties>
    </style:style>
    <style:style style:family="section" style:name="Sect22">
      <style:section-properties anx:BungeniPersonID="563" anx:BungeniPersonRole="563" anx:BungeniSectionID="IMMRuckLSZGqBKGkIzQoYA" anx:BungeniSectionType="Speech" anx:BungeniSpeechAs="MemberOfParliament" anx:BungeniSpeechAsDesc="Member of Parliament" anx:BungeniSpeechAsURI="/ontology/roles/ke/member" anx:BungeniSpeechBy="Epeinituus Midiwa" anx:BungeniSpeechByURI="ken.person.Epeinituus.Midiwa.1979-11-01" anx:__BungeniMetaEditable="true" anx:__BungeniMetaEditor="toolbarSubAction.makeDebateSpeechBlockSection.section_creation" fo:background-color="transparent" fo:margin-left="0.6in" fo:margin-right="0in" style:editable="false">
        <style:columns fo:column-count="1" fo:column-gap="0in"/>
        <style:background-image style:filter-name="PNG - Portable Network Graphic" xlink:actuate="onLoad" xlink:href="Pictures/1000000000000004000000045A636FA8.png" xlink:type="simple"/>
      </style:section-properties>
    </style:style>
    <style:style style:family="section" style:name="Sect23">
      <style:section-properties anx:BungeniEventName="actionevt1" anx:BungeniOntology="/ontology/event/question/proposed" anx:BungeniOntologyName="QuestionProposed" anx:BungeniSectionID="CSiH+dmzQISzZH+XrSckjQ" anx:BungeniSectionType="ActionEvent" anx:__BungeniMetaEditable="false" fo:background-color="transparent" style:editable="false">
        <style:columns fo:column-count="1" fo:column-gap="0in"/>
        <style:background-image style:filter-name="PNG - Portable Network Graphic" xlink:actuate="onLoad" xlink:href="Pictures/100000000000000400000004DE6A59C2.png" xlink:type="simple"/>
      </style:section-properties>
    </style:style>
    <style:style style:family="section" style:name="Sect24">
      <style:section-properties anx:BungeniEventName="actionevt2" anx:BungeniOntology="/ontology/event/question/accepted" anx:BungeniOntologyName="QuestionAccepted" anx:BungeniSectionID="ewpFc7ZpRnu1IzK9qPrpKg" anx:BungeniSectionType="ActionEvent" anx:__BungeniMetaEditable="false" fo:background-color="transparent" style:editable="false">
        <style:columns fo:column-count="1" fo:column-gap="0in"/>
        <style:background-image style:filter-name="PNG - Portable Network Graphic" xlink:actuate="onLoad" xlink:href="Pictures/100000000000000400000004DE6A59C2.png" xlink:type="simple"/>
      </style:section-properties>
    </style:style>
    <style:style style:family="section" style:name="Sect25">
      <style:section-properties anx:BungeniSectionID="x23uFT0yRa2UY9XAR080Kw" anx:BungeniSectionType="Conclusion" anx:__BungeniMetaEditable="false" fo:background-color="transparent" fo:margin-left="0.4in" fo:margin-right="0in" style:editable="false">
        <style:columns fo:column-count="1" fo:column-gap="0in"/>
        <style:background-image style:filter-name="PNG - Portable Network Graphic" xlink:actuate="onLoad" xlink:href="Pictures/1000000000000004000000042C88C416.png" xlink:type="simple"/>
      </style:section-properties>
    </style:style>
    <style:style style:family="section" style:name="Sect26">
      <style:section-properties anx:BungeniPersonID="557" anx:BungeniPersonRole="557" anx:BungeniSectionID="UDZKWq7VS2uCzBP2ZC5Zpg" anx:BungeniSectionType="Speech" anx:BungeniSpeechAs="DySpeaker" anx:BungeniSpeechAsDesc="Deputy Speaker" anx:BungeniSpeechAsURI="/ontology/roles/ke/dyspeaker" anx:BungeniSpeechBy="Herrisun Muranda" anx:BungeniSpeechByURI="ken.person.Herrisun.Muranda.1952-09-09" anx:__BungeniMetaEditable="true" anx:__BungeniMetaEditor="toolbarSubAction.makeDebateSpeechBlockSection.section_creation" fo:background-color="transparent" fo:margin-left="0.6in" fo:margin-right="0in" style:editable="false">
        <style:columns fo:column-count="1" fo:column-gap="0in"/>
        <style:background-image style:filter-name="PNG - Portable Network Graphic" xlink:actuate="onLoad" xlink:href="Pictures/1000000000000004000000045A636FA8.png" xlink:type="simple"/>
      </style:section-properties>
    </style:style>
    <style:style style:family="section" style:name="Sect27">
      <style:section-properties anx:BungeniPersonID="557" anx:BungeniPersonRole="557" anx:BungeniSectionID="WgGzCOKIT8G7YkAnl233NQ" anx:BungeniSectionType="Observation" anx:BungeniSpeechAs="DySpeaker" anx:BungeniSpeechAsDesc="Deputy Speaker" anx:BungeniSpeechAsURI="/ontology/roles/ke/dyspeaker" anx:BungeniSpeechBy="Herrisun Muranda" anx:BungeniSpeechByURI="ken.person.Herrisun.Muranda.1952-09-09" anx:__BungeniMetaEditable="false" anx:__BungeniMetaEditor="toolbarSubAction.makeDebateSpeechBlockSection.section_creation" fo:background-color="transparent" fo:margin-left="0.8in" fo:margin-right="0in" style:editable="false">
        <style:columns fo:column-count="1" fo:column-gap="0in"/>
        <style:background-image style:filter-name="PNG - Portable Network Graphic" xlink:actuate="onLoad" xlink:href="Pictures/1000000000000004000000044B8B09BB.png" xlink:type="simple"/>
      </style:section-properties>
    </style:style>
    <text:list-style style:name="L1">
      <text:list-level-style-bullet style:num-suffix="." text:bullet-char="•" text:level="1">
        <style:list-level-properties text:list-level-position-and-space-mode="label-alignment">
          <style:list-level-label-alignment fo:margin-left="0.5in" fo:text-indent="-0.25in" text:label-followed-by="listtab" text:list-tab-stop-position="0.5in"/>
        </style:list-level-properties>
      </text:list-level-style-bullet>
      <text:list-level-style-number style:num-format="1" style:num-suffix="." text:level="2">
        <style:list-level-properties text:list-level-position-and-space-mode="label-alignment">
          <style:list-level-label-alignment fo:margin-left="0.75in" fo:text-indent="-0.25in" text:label-followed-by="listtab" text:list-tab-stop-position="0.75in"/>
        </style:list-level-properties>
      </text:list-level-style-number>
      <text:list-level-style-number style:num-format="1" style:num-suffix="." text:level="3">
        <style:list-level-properties text:list-level-position-and-space-mode="label-alignment">
          <style:list-level-label-alignment fo:margin-left="1in" fo:text-indent="-0.25in" text:label-followed-by="listtab" text:list-tab-stop-position="1in"/>
        </style:list-level-properties>
      </text:list-level-style-number>
      <text:list-level-style-number style:num-format="1" style:num-suffix="." text:level="4">
        <style:list-level-properties text:list-level-position-and-space-mode="label-alignment">
          <style:list-level-label-alignment fo:margin-left="1.25in" fo:text-indent="-0.25in" text:label-followed-by="listtab" text:list-tab-stop-position="1.25in"/>
        </style:list-level-properties>
      </text:list-level-style-number>
      <text:list-level-style-number style:num-format="1" style:num-suffix="." text:level="5">
        <style:list-level-properties text:list-level-position-and-space-mode="label-alignment">
          <style:list-level-label-alignment fo:margin-left="1.5in" fo:text-indent="-0.25in" text:label-followed-by="listtab" text:list-tab-stop-position="1.5in"/>
        </style:list-level-properties>
      </text:list-level-style-number>
      <text:list-level-style-number style:num-format="1" style:num-suffix="." text:level="6">
        <style:list-level-properties text:list-level-position-and-space-mode="label-alignment">
          <style:list-level-label-alignment fo:margin-left="1.75in" fo:text-indent="-0.25in" text:label-followed-by="listtab" text:list-tab-stop-position="1.75in"/>
        </style:list-level-properties>
      </text:list-level-style-number>
      <text:list-level-style-number style:num-format="1" style:num-suffix="." text:level="7">
        <style:list-level-properties text:list-level-position-and-space-mode="label-alignment">
          <style:list-level-label-alignment fo:margin-left="2in" fo:text-indent="-0.25in" text:label-followed-by="listtab" text:list-tab-stop-position="2in"/>
        </style:list-level-properties>
      </text:list-level-style-number>
      <text:list-level-style-number style:num-format="1" style:num-suffix="." text:level="8">
        <style:list-level-properties text:list-level-position-and-space-mode="label-alignment">
          <style:list-level-label-alignment fo:margin-left="2.25in" fo:text-indent="-0.25in" text:label-followed-by="listtab" text:list-tab-stop-position="2.25in"/>
        </style:list-level-properties>
      </text:list-level-style-number>
      <text:list-level-style-number style:num-format="1" style:num-suffix="." text:level="9">
        <style:list-level-properties text:list-level-position-and-space-mode="label-alignment">
          <style:list-level-label-alignment fo:margin-left="2.5in" fo:text-indent="-0.25in" text:label-followed-by="listtab" text:list-tab-stop-position="2.5in"/>
        </style:list-level-properties>
      </text:list-level-style-number>
      <text:list-level-style-number style:num-format="1" style:num-suffix="." text:level="10">
        <style:list-level-properties text:list-level-position-and-space-mode="label-alignment">
          <style:list-level-label-alignment fo:margin-left="2.75in" fo:text-indent="-0.25in" text:label-followed-by="listtab" text:list-tab-stop-position="2.75in"/>
        </style:list-level-properties>
      </text:list-level-style-number>
    </text:list-style>
  </office:automatic-styles>
  <office:body>
    <office:text text:use-soft-page-breaks="true">
      <text:tracked-changes>
        <text:changed-region text:id="ct-1413590772">
          <text:deletion>
            <office:change-info>
              <dc:creator>Abo Iringo</dc:creator>
              <dc:date>2010-06-18T16:21:00</dc:date>
            </office:change-info>
            <text:p text:style-name="Standard"/>
            <text:p text:style-name="subheading_5f_papers"/>
          </text:deletion>
        </text:changed-region>
        <text:changed-region text:id="ct-1413590212">
          <text:insertion>
            <office:change-info>
              <dc:creator>Abo Iringo</dc:creator>
              <dc:date>2010-06-18T16:21:00</dc:date>
            </office:change-info>
          </text:insertion>
        </text:changed-region>
        <text:changed-region text:id="ct-1413588308">
          <text:deletion>
            <office:change-info>
              <dc:creator>Abo Iringo</dc:creator>
              <dc:date>2010-06-18T16:27:00</dc:date>
            </office:change-info>
            <text:p text:style-name="Standard">degazette</text:p>
          </text:deletion>
        </text:changed-region>
        <text:changed-region text:id="ct-1413587972">
          <text:insertion>
            <office:change-info>
              <dc:creator>Abo Iringo</dc:creator>
              <dc:date>2010-06-18T16:27:00</dc:date>
            </office:change-info>
          </text:insertion>
        </text:changed-region>
        <text:changed-region text:id="ct-1413587860">
          <text:deletion>
            <office:change-info>
              <dc:creator>Abo Iringo</dc:creator>
              <dc:date>2010-06-18T16:27:00</dc:date>
            </office:change-info>
            <text:p text:style-name="Standard">releazing</text:p>
          </text:deletion>
        </text:changed-region>
        <text:changed-region text:id="ct-1413587748">
          <text:insertion>
            <office:change-info>
              <dc:creator>Abo Iringo</dc:creator>
              <dc:date>2010-06-18T16:27:00</dc:date>
            </office:change-info>
          </text:insertion>
        </text:changed-region>
        <text:changed-region text:id="ct-1413717968">
          <text:deletion>
            <office:change-info>
              <dc:creator>Abo Iringo</dc:creator>
              <dc:date>2010-06-18T16:21:00</dc:date>
            </office:change-info>
            <text:p text:style-name="Standard">Mr. Speaker, Sir, this is a routine Procedural Motion which we have adopted in all the Sessions in the past and it has served us well. This is the only way we can get some order for ensuring that every hon. Member gets an opportunity to contribute on this important Presidential Address. </text:p>
          </text:deletion>
        </text:changed-region>
        <text:changed-region text:id="ct-1413587076">
          <text:insertion>
            <office:change-info>
              <dc:creator>Abo Iringo</dc:creator>
              <dc:date>2010-06-18T16:2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name="bill" text:style-name="Sect1">
        <text:section text:name="preface" text:style-name="Sect2">
          <text:p text:style-name="heading_5f_preface">NATIONAL ASSEMBLY <text:s text:c="3"/></text:p>
          <text:p text:style-name="Standard"/>
          <text:p text:style-name="subheading_5f_preface"><text:tab/>OFFICIAL REPORT </text:p>
          <text:p text:style-name="Standard"/>
          <text:section text:name="comment3" text:style-name="Sect3">
            <text:p text:style-name="observation">[Mr Speaker in the Chair] </text:p>
            <text:p text:style-name="observation"/>
          </text:section>
        </text:section>
        <text:section text:name="comment2" text:style-name="Sect4">
          <text:p text:style-name="observation">PRAYERS </text:p>
          <text:p text:style-name="observation"/>
        </text:section>
        <text:section text:name="papers1" text:style-name="Sect5">
          <text:p text:style-name="heading_5f_papers">PAPERS LAID </text:p>
          <text:p text:style-name="subheading_5f_papers"><text:change text:change-id="ct-1413590772"/>The following Papers were laid on the Table: </text:p>
          <text:p text:style-name="Standard"/>
          <text:section text:name="tbldocs1" text:style-name="Sect6">
            <text:list text:style-name="L1" xml:id="list1534281406">
              <text:list-item>
                <text:p text:style-name="P1"><text:a xlink:href="uri:/ken/person/hon.khamasi/doc-20040704" xlink:type="simple">The Report of the Commonwealth Parliamentary Association (CPA) Kenya branch delegation to the 35th CPA (Africa Region) conference held in Lobamba, Swaziland from 7th August, 2004 to 15th August, 2004. </text:a></text:p>
              </text:list-item>
              <text:list-item>
                <text:p text:style-name="P1"><text:a xlink:href="uri:/ken/docs/ministry/agricultuer/doc000001" xlink:type="simple">Annual Report and Accounts of Jomo Kenyatta University College of Agriculture and Technology for the year ended 30th June, 1990 and the Certificate thereon by the Auditor-General (Corporations)</text:a></text:p>
              </text:list-item>
              <text:list-item>
                <text:p text:style-name="P1"><text:a xlink:href="uri:/ken/docs/ministry/education/doc000002" xlink:type="simple">Audit Report and Accounts of Higher Education Loans Fund for the year ended 30th June, 1983 and the Certificate thereon by the Auditor-General (Corporations)</text:a></text:p>
              </text:list-item>
              <text:list-item>
                <text:p text:style-name="P1"><text:a xlink:href="uri:/ken/docs/ministry/finance/doc000231" xlink:type="simple">Finance Report and Accounts of Higher Education Loans Fund for the year ended 30th June, 1983 and the Certificate thereon by the Auditor-General (Corporations)</text:a></text:p>
              </text:list-item>
            </text:list>
            <text:p text:style-name="Standard"><text:a xlink:href="uri:/ken/docs/ministry/finance/doc000231" xlink:type="simple"/></text:p>
            <text:section text:name="comment1" text:style-name="Sect7">
              <text:p text:style-name="observation">(By the Assistant Minister for Finance (Mr. Keah) on behalf of the Minister for Finance) </text:p>
            </text:section>
            <text:p text:style-name="observation"/>
          </text:section>
        </text:section>
        <text:section text:name="comnctn1" text:style-name="Sect8">
          <text:p text:style-name="heading_5f_comchair">COMMUNICATION FROM THE CHAIR </text:p>
          <text:section text:name="speech1" text:style-name="Sect9">
            <text:p text:style-name="Standard"><text:reference-mark-start text:name="BungeniSpeechBy:AminaAbdalla5714"/>THE SPEAKER: <text:reference-mark-end text:name="BungeniSpeechBy:AminaAbdalla5714"/></text:p>
            <text:p text:style-name="Standard">Honourable members, I welcome you. However, I note that the number is smaller than yesterday’s. I know there is a committee, which is busy in the Eastern part of Uganda, but others should be here. I do not know what is happening, even to the Front Bench. I do not know whether they have a meeting, but I have not been informed. Anyway, I welcome you. </text:p>
            <text:p text:style-name="Standard"/>
            <text:p text:style-name="Standard">I will be adjusting the Order Paper to allow a statement from hon. Baba Diri and an informal question from hon. Banyenzaki. I would also like to take this opportunity to point out that there is something which we as Parliament should take note of and find a solution to. The problem is the road carnage. There are very many deaths on our roads. I think something should be done to curb this because there was an accident in Mabira and another one on Masaka road. I think something has to be done. There must be something wrong. I am not supposed to participate in the debate, but I also own a constituency and I am a citizen who takes advantage of my seat here to point out what is going on. Something should be done. </text:p>
          </text:section>
          <text:p text:style-name="Standard"/>
          <text:section text:name="speech2" text:style-name="Sect10">
            <text:p text:style-name="Standard"><text:reference-mark-start text:name="BungeniSpeechBy:PeKricTusendwe1507"/>MR USENDWE PATRICK:<text:reference-mark-end text:name="BungeniSpeechBy:PeKricTusendwe1507"/> </text:p>
            <text:p text:style-name="Standard"><text:soft-page-break/>Thank you, Mr Speaker. One of the issues why the attendance is poor is that in most cases we begin plenary very late, yet you always adjourn this House to 2.00 p.m. Members are always here at 2.00 p.m. but we begin towards 3.00 p.m., so there is need to keep time. </text:p>
          </text:section>
          <text:p text:style-name="Standard"/>
          <text:section text:name="speech3" text:style-name="Sect11">
            <text:p text:style-name="Standard"><text:reference-mark-start text:name="BungeniSpeechBy:AminaAbdalla5377"/>THE SPEAKER:<text:reference-mark-end text:name="BungeniSpeechBy:AminaAbdalla5377"/> </text:p>
            <text:p text:style-name="Standard">That has no merit, I must say. You mean they went away because we did not start at 2.00 p.m.? When I am in my chambers I watch the attendance here. <text:s/></text:p>
          </text:section>
          <text:p text:style-name="Standard"/>
        </text:section>
        <text:section text:name="porder1" text:style-name="Sect12">
          <text:p text:style-name="heading_5f_pointoforder">POINT OF ORDER </text:p>
          <text:p text:style-name="heading_5f_pointoforder"><text:tab/>Banning of Matatus from Accessing <text:tab/>Nairobi CBD </text:p>
          <text:p text:style-name="Standard"><text:tab/></text:p>
          <text:section text:name="speech4" text:style-name="Sect13">
            <text:p text:style-name="Standard">The Member for Malava (Mr. Shitanda): Mr. Speaker, Sir, I stand to ask for a Ministerial Statement from the Minister for Local Government regarding his decision to ban matatus from accessing the Central Business District (CBD). This decision has left very many commuters inconvenienced, with some of them having to walk five kilometres to their places of work. </text:p>
            <text:p text:style-name="Standard"><text:tab/>Imagine a situation whereby a commuter from Eastlands is dropped at the City Stadium and his place of work is at Community! This commuter will walk a distance of almost five kilometres to reach his place of work. I would like to know from the Minister what he will do to ensure that his decision does not inconvenience commuters and whether that decision will, indeed, decongest the CBD. Why was his decision selective in the sense that there are some public service vehicles which have been allowed to access the CBD? I would wish him to explain his decision to this House.</text:p>
          </text:section>
          <text:p text:style-name="Standard"/>
          <text:section text:name="speech5" text:style-name="Sect14">
            <text:p text:style-name="Standard"><text:tab/><text:reference-mark-start text:name="BungeniSpeechBy:WilliamReto8708"/>The Vice-President and Minister for Home Affairs (Mr. Reto): <text:reference-mark-end text:name="BungeniSpeechBy:WilliamReto8708"/>Mr. Speaker, Sir, I undertake to communicate that concern by the hon. Member to the Minister for Local Government. </text:p>
            <text:p text:style-name="Standard"/>
          </text:section>
          <text:p text:style-name="observation"><text:tab/></text:p>
          <text:section text:name="comment4" text:style-name="Sect15">
            <text:p text:style-name="observation">(Mr. Keter stood up in his place) </text:p>
            <text:p text:style-name="observation"/>
          </text:section>
          <text:p text:style-name="Standard"><text:tab/>Mr. Speaker: Mr. Keter, although you did indicate to me yesterday afternoon that you would seek a Ministerial Statement, you did not come to my office as agreed, to tell me the gist of the Ministerial Statement. So, you cannot ask for it now! </text:p>
          <text:p text:style-name="Standard"><text:tab/>Next Order <text:change-start text:change-id="ct-1413590212"/>for the day<text:change-end text:change-id="ct-1413590212"/>! </text:p>
        </text:section>
        <text:p text:style-name="Standard"/>
        <text:section text:name="noticesmotion1" text:style-name="Sect16">
          <text:p text:style-name="heading_5f_noticesofmotion">NOTICE OF MOTION </text:p>
          <text:section text:name="noticeofmotion1" text:style-name="Sect17">
            <text:p text:style-name="heading_5f_motion">Release of Game Reserve Land for Public Use </text:p>
            <text:section text:name="speech6" text:style-name="Sect18">
              <text:p text:style-name="Standard"><text:reference-mark-start text:name="BungeniSpeechBy:GorrachGalgallo1152"/>Mr. Galgallo:<text:reference-mark-end text:name="BungeniSpeechBy:GorrachGalgallo1152"/> </text:p>
              <text:p text:style-name="Standard">Mr. Speaker, Sir, I beg to give notice of the following Motion: </text:p>
              <text:p text:style-name="Standard">That, in view of the continuing rise of the population against the non-increasing land surface and since there have been simultaneous increase in the acreages and number of Game Reserves; this House urges the Government to review the entire structure of wildlife sanctuaries vis-a-vis the population demand for more land and <text:change text:change-id="ct-1413588308"/><text:change-start text:change-id="ct-1413587972"/>de-gazette<text:change-end text:change-id="ct-1413587972"/> those reserves that are <text:soft-page-break/>non-viable with a view to <text:change text:change-id="ct-1413587860"/><text:change-start text:change-id="ct-1413587748"/>releasing<text:change-end text:change-id="ct-1413587748"/> more land for public use. </text:p>
            </text:section>
          </text:section>
          <text:p text:style-name="Standard"/>
        </text:section>
        <text:section text:name="procmotions1" text:style-name="Sect19">
          <text:p text:style-name="heading_5f_procmotions">PROCEDURAL MOTIONS </text:p>
          <text:section text:name="procmotion1" text:style-name="Sect20">
            <text:p text:style-name="heading_5f_motion">Limitation of Debate: Presidential Address </text:p>
            <text:section text:name="speech7" text:style-name="Sect21">
              <text:p text:style-name="Standard"><text:reference-mark-start text:name="BungeniSpeechBy:AdanBillow3508"/>The Minister for Energy (Mr. a.Billow):<text:reference-mark-end text:name="BungeniSpeechBy:AdanBillow3508"/> </text:p>
              <text:p text:style-name="Standard">Mr. Speaker, Sir, I beg to move the following Procedural Motion: </text:p>
              <text:p text:style-name="Standard">That the debate on the Motion of Presidential Address be limited to a maximum of seven days, with not more than ten minutes for each Member speaking excluding the Mover in moving and replying who shall be limited to twenty minutes in either case. </text:p>
              <text:p text:style-name="Standard"/>
              <text:p text:style-name="Standard"><text:change text:change-id="ct-1413717968"/></text:p>
              <text:p text:style-name="Standard"/>
              <text:p text:style-name="Standard">With these few remarks, Mr. Speaker, Sir, I would like to commend this Procedural Motion to the hon. Members and I beg to move<text:change-start text:change-id="ct-1413587076"/> forward on this matter<text:change-end text:change-id="ct-1413587076"/>. </text:p>
            </text:section>
            <text:section text:name="speech8" text:style-name="Sect22">
              <text:p text:style-name="Standard"><text:reference-mark-start text:name="BungeniSpeechBy:EpeinituusMidiwa3662"/>The Minister for Regional Development (Mr. Midiwa)<text:reference-mark-end text:name="BungeniSpeechBy:EpeinituusMidiwa3662"/> </text:p>
              <text:p text:style-name="Standard">Mr. Speaker, Sir, I stand to second this Motion. Mr. Speaker, Sir, since this is a Procedural Motion, perhaps we should not dwell on it very much when we have other very important issues coming on. Therefore, I want to take the shortest possible time possible to second the Motion. </text:p>
            </text:section>
          </text:section>
          <text:p text:style-name="Standard"/>
        </text:section>
        <text:section text:name="actionevt1" text:style-name="Sect23">
          <text:p text:style-name="Standard">(Question proposed) </text:p>
        </text:section>
        <text:section text:name="actionevt2" text:style-name="Sect24">
          <text:p text:style-name="Standard">(Question put and agreed to) </text:p>
        </text:section>
        <text:p text:style-name="Standard"/>
        <text:section text:name="concl1" text:style-name="Sect25">
          <text:p text:style-name="heading_5f_comchair">ADJOURNMENT </text:p>
          <text:section text:name="speech9" text:style-name="Sect26">
            <text:p text:style-name="Standard"><text:reference-mark-start text:name="BungeniSpeechBy:HerrisunMuranda7475"/>The Temporary Deputy Speaker (Mr. Muranda):<text:reference-mark-end text:name="BungeniSpeechBy:HerrisunMuranda7475"/> It is now time for the interruption of business. The House is, therefore, adjourned until tomorrow, Wednesday, 11th May, at 9.00 a.m. </text:p>
            <text:section text:name="comment5" text:style-name="Sect27">
              <text:p text:style-name="observation">The House rose at thirty minutes <text:s/>past Six o’clock. </text:p>
            </text:section>
          </text:section>
          <text:p text:style-name="Standard"/>
          <text:p text:style-name="Standard"/>
        </text:section>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section>
    </office:text>
  </office:body>
</office:document-content>
</file>

<file path=styles.xml><?xml version="1.0" encoding="utf-8"?>
<office:document-styles xmlns:anx="http://anx.akomantoso.org/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rdfa="http://docs.oasis-open.org/opendocument/meta/rdfa#" xmlns:rpt="http://openoffice.org/2005/report" xmlns:script="urn:oasis:names:tc:opendocument:xmlns:script:1.0" xmlns:style="urn:oasis:names:tc:opendocument:xmlns:style:1.0" xmlns:svg="urn:oasis:names:tc:opendocument:xmlns:svg-compatible:1.0" xmlns:table="urn:oasis:names:tc:opendocument:xmlns:table:1.0" xmlns:text="urn:oasis:names:tc:opendocument:xmlns:text:1.0" xmlns:xlink="http://www.w3.org/1999/xlink">
  <office:font-face-decls>
    <style:font-face style:name="OpenSymbol" svg:font-family="OpenSymbol"/>
    <style:font-face style:name="StarSymbol" svg:font-family="StarSymbol"/>
    <style:font-face style:name="Tahoma1" svg:font-family="Tahoma"/>
    <style:font-face style:font-family-generic="roman" style:font-pitch="variable" style:name="Times New Roman" svg:font-family="'Times New Roman'"/>
    <style:font-face style:font-family-generic="swiss" style:font-pitch="variable" style:name="Arial" svg:font-family="Arial"/>
    <style:font-face style:font-adornments="Cursiva" style:font-family-generic="swiss" style:font-pitch="variable" style:name="Trebuchet MS1" svg:font-family="'Trebuchet MS'"/>
    <style:font-face style:font-adornments="Negreta" style:font-family-generic="swiss" style:font-pitch="variable" style:name="Trebuchet MS" svg:font-family="'Trebuchet MS'"/>
    <style:font-face style:font-family-generic="system" style:font-pitch="variable" style:name="DejaVu Sans" svg:font-family="'DejaVu Sans'"/>
    <style:font-face style:font-family-generic="system" style:font-pitch="variable" style:name="Lucida Sans Unicode" svg:font-family="'Lucida Sans Unicode'"/>
    <style:font-face style:font-family-generic="system" style:font-pitch="variable" style:name="Tahoma" svg:font-family="Tahoma"/>
  </office:font-face-decls>
  <office:styles>
    <draw:fill-image draw:display-name="12vsjwbftdg44" draw:name="_31_2vsjwbftdg44" xlink:actuate="onLoad" xlink:href="Pictures/1000000000000004000000044B8B09BB.png" xlink:show="embed" xlink:type="simple"/>
    <draw:fill-image draw:display-name="13uibeoyfa9lc" draw:name="_31_3uibeoyfa9lc" xlink:actuate="onLoad" xlink:href="Pictures/1000000000000004000000045A636FA8.png" xlink:show="embed" xlink:type="simple"/>
    <draw:fill-image draw:display-name="14bvucmehnhtj" draw:name="_31_4bvucmehnhtj" xlink:actuate="onLoad" xlink:href="Pictures/1000000000000004000000044B8B09BB.png" xlink:show="embed" xlink:type="simple"/>
    <draw:fill-image draw:display-name="18m1udqe21fdk" draw:name="_31_8m1udqe21fdk" xlink:actuate="onLoad" xlink:href="Pictures/1000000000000004000000045A636FA8.png" xlink:show="embed" xlink:type="simple"/>
    <draw:fill-image draw:display-name="1cfsxem7klzio" draw:name="_31_cfsxem7klzio" xlink:actuate="onLoad" xlink:href="Pictures/1000000000000004000000045A636FA8.png" xlink:show="embed" xlink:type="simple"/>
    <draw:fill-image draw:display-name="1cnw7208lof74" draw:name="_31_cnw7208lof74" xlink:actuate="onLoad" xlink:href="Pictures/1000000000000004000000044B8B09BB.png" xlink:show="embed" xlink:type="simple"/>
    <draw:fill-image draw:display-name="1cwkxp2avq62l" draw:name="_31_cwkxp2avq62l" xlink:actuate="onLoad" xlink:href="Pictures/100000000000000400000004CC5182EB.png" xlink:show="embed" xlink:type="simple"/>
    <draw:fill-image draw:display-name="1czfmrlato0gm" draw:name="_31_czfmrlato0gm" xlink:actuate="onLoad" xlink:href="Pictures/1000000000000004000000045A636FA8.png" xlink:show="embed" xlink:type="simple"/>
    <draw:fill-image draw:display-name="1g2le4d4f4vhh" draw:name="_31_g2le4d4f4vhh" xlink:actuate="onLoad" xlink:href="Pictures/1000000000000004000000042C88C416.png" xlink:show="embed" xlink:type="simple"/>
    <draw:fill-image draw:display-name="1g9f0xi5ubzye" draw:name="_31_g9f0xi5ubzye" xlink:actuate="onLoad" xlink:href="Pictures/1000000000000004000000045A636FA8.png" xlink:show="embed" xlink:type="simple"/>
    <draw:fill-image draw:display-name="1gojzb8sp1dj7" draw:name="_31_gojzb8sp1dj7" xlink:actuate="onLoad" xlink:href="Pictures/1000000000000004000000044B8B09BB.png" xlink:show="embed" xlink:type="simple"/>
    <draw:fill-image draw:display-name="1i3xcr2qwvwio" draw:name="_31_i3xcr2qwvwio" xlink:actuate="onLoad" xlink:href="Pictures/1000000000000004000000044B8B09BB.png" xlink:show="embed" xlink:type="simple"/>
    <draw:fill-image draw:display-name="1k80c7rr9268r" draw:name="_31_k80c7rr9268r" xlink:actuate="onLoad" xlink:href="Pictures/1000000000000004000000045A636FA8.png" xlink:show="embed" xlink:type="simple"/>
    <draw:fill-image draw:display-name="1l11hx0jfrgcb" draw:name="_31_l11hx0jfrgcb" xlink:actuate="onLoad" xlink:href="Pictures/1000000000000004000000045A636FA8.png" xlink:show="embed" xlink:type="simple"/>
    <draw:fill-image draw:display-name="1lnhesfmlnbsq" draw:name="_31_lnhesfmlnbsq" xlink:actuate="onLoad" xlink:href="Pictures/1000000000000004000000044B8B09BB.png" xlink:show="embed" xlink:type="simple"/>
    <draw:fill-image draw:display-name="1o25kcnj2nd67" draw:name="_31_o25kcnj2nd67" xlink:actuate="onLoad" xlink:href="Pictures/100000000000000400000004DE6A59C2.png" xlink:show="embed" xlink:type="simple"/>
    <draw:fill-image draw:display-name="1odn5z370qz8a" draw:name="_31_odn5z370qz8a" xlink:actuate="onLoad" xlink:href="Pictures/1000000000000004000000042C88C416.png" xlink:show="embed" xlink:type="simple"/>
    <draw:fill-image draw:display-name="1pbt7pxohfkxg" draw:name="_31_pbt7pxohfkxg" xlink:actuate="onLoad" xlink:href="Pictures/1000000000000004000000045A636FA8.png" xlink:show="embed" xlink:type="simple"/>
    <draw:fill-image draw:display-name="1rlmu7j5ux0ks" draw:name="_31_rlmu7j5ux0ks" xlink:actuate="onLoad" xlink:href="Pictures/1000000000000004000000044B8B09BB.png" xlink:show="embed" xlink:type="simple"/>
    <draw:fill-image draw:display-name="1sjf35eapo834" draw:name="_31_sjf35eapo834" xlink:actuate="onLoad" xlink:href="Pictures/100000000000000400000004D7F2E517.png" xlink:show="embed" xlink:type="simple"/>
    <draw:fill-image draw:display-name="34oxo4o8a4m4" draw:name="_33_4oxo4o8a4m4" xlink:actuate="onLoad" xlink:href="Pictures/1000000000000004000000042C88C416.png" xlink:show="embed" xlink:type="simple"/>
    <draw:fill-image draw:display-name="7pwrgkyo2ov2" draw:name="_37_pwrgkyo2ov2" xlink:actuate="onLoad" xlink:href="Pictures/1000000000000004000000045A636FA8.png" xlink:show="embed" xlink:type="simple"/>
    <draw:fill-image draw:name="hdpbp2zckinc" xlink:actuate="onLoad" xlink:href="Pictures/1000000000000004000000044B8B09BB.png" xlink:show="embed" xlink:type="simple"/>
    <draw:fill-image draw:name="i9nnfq94q0pd" xlink:actuate="onLoad" xlink:href="Pictures/100000000000000400000004CC5182EB.png" xlink:show="embed" xlink:type="simple"/>
    <draw:fill-image draw:name="kshocqt2rg4k" xlink:actuate="onLoad" xlink:href="Pictures/100000000000000400000004DE6A59C2.png" xlink:show="embed" xlink:type="simple"/>
    <draw:fill-image draw:name="kusiamdk8uyn" xlink:actuate="onLoad" xlink:href="Pictures/1000000000000004000000044B8B09BB.png" xlink:show="embed" xlink:type="simple"/>
    <draw:fill-image draw:name="powxxb1tyyxu" xlink:actuate="onLoad" xlink:href="Pictures/1000000000000004000000044B8B09BB.png" xlink:show="embed" xlink:type="simple"/>
    <draw:fill-image draw:name="sb7a7dzk0m8b" xlink:actuate="onLoad" xlink:href="Pictures/1000000000000004000000045A636FA8.png" xlink:show="embed" xlink:type="simple"/>
    <draw:fill-image draw:name="u0q9hj6tgmif" xlink:actuate="onLoad" xlink:href="Pictures/100000000000000400000004CC5182EB.png" xlink:show="embed" xlink:type="simple"/>
    <draw:fill-image draw:name="wzs5k5ewvajb" xlink:actuate="onLoad" xlink:href="Pictures/1000000000000004000000045A636FA8.png" xlink:show="embed" xlink:type="simple"/>
    <style:default-style style:family="graphic">
      <style:graphic-properties draw:end-line-spacing-horizontal="0.1114in" draw:end-line-spacing-vertical="0.1114in" draw:shadow-offset-x="0.1181in" draw:shadow-offset-y="0.1181in" draw:start-line-spacing-horizontal="0.1114in" draw:start-line-spacing-vertical="0.1114in" style:flow-with-text="false"/>
      <style:paragraph-properties style:font-independent-line-spacing="false" style:line-break="strict" style:text-autospace="ideograph-alpha" style:writing-mode="lr-tb">
        <style:tab-stops/>
      </style:paragraph-properties>
      <style:text-properties fo:country="US" fo:font-size="12pt" fo:language="en" style:country-asian="none" style:country-complex="none" style:font-size-asian="12pt" style:font-size-complex="12pt" style:language-asian="zxx" style:language-complex="zxx" style:letter-kerning="true" style:use-window-font-color="true"/>
    </style:default-style>
    <style:default-style style:family="paragraph">
      <style:paragraph-properties fo:hyphenation-ladder-count="no-limit" style:line-break="strict" style:punctuation-wrap="hanging" style:tab-stop-distance="0.4925in" style:text-autospace="ideograph-alpha" style:writing-mode="page"/>
      <style:text-properties fo:country="US" fo:font-size="12pt" fo:hyphenate="false" fo:hyphenation-push-char-count="2" fo:hyphenation-remain-char-count="2" fo:language="en" style:country-asian="none" style:country-complex="none" style:font-name="Times New Roman" style:font-name-asian="DejaVu Sans" style:font-name-complex="DejaVu Sans" style:font-size-asian="12pt" style:font-size-complex="12pt" style:language-asian="zxx" style:language-complex="zxx" style:letter-kerning="true" style:use-window-font-color="tru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display-name="Text body" style:family="paragraph" style:name="Text_20_body" style:parent-style-name="Standard">
      <style:paragraph-properties fo:margin-bottom="0.0835in" fo:margin-top="0in"/>
    </style:style>
    <style:style style:class="text" style:family="paragraph" style:name="Heading" style:next-style-name="Text_20_body" style:parent-style-name="Standard">
      <style:paragraph-properties fo:keep-with-next="always" fo:margin-bottom="0.0835in" fo:margin-top="0.1665in"/>
      <style:text-properties fo:font-size="14pt" style:font-name="Arial" style:font-name-asian="Lucida Sans Unicode" style:font-name-complex="Tahoma" style:font-size-asian="14pt" style:font-size-complex="14pt"/>
    </style:style>
    <style:style style:class="text" style:display-name="Heading 1" style:family="paragraph" style:name="Heading_20_1" style:next-style-name="Text_20_body" style:parent-style-name="Heading">
      <style:text-properties fo:font-size="115%" fo:font-weight="bold" style:font-size-asian="115%" style:font-size-complex="115%" style:font-weight-asian="bold" style:font-weight-complex="bold"/>
    </style:style>
    <style:style style:class="text" style:display-name="Heading 2" style:family="paragraph" style:name="Heading_20_2" style:next-style-name="Text_20_body" style:parent-style-name="Heading">
      <style:text-properties fo:font-size="14pt" fo:font-style="italic" fo:font-weight="bold" style:font-size-asian="14pt" style:font-size-complex="14pt" style:font-style-asian="italic" style:font-style-complex="italic" style:font-weight-asian="bold" style:font-weight-complex="bold"/>
    </style:style>
    <style:style style:class="text" style:display-name="Heading 3" style:family="paragraph" style:name="Heading_20_3" style:next-style-name="Text_20_body" style:parent-style-name="Heading">
      <style:text-properties fo:font-size="14pt" fo:font-weight="bold" style:font-size-asian="14pt" style:font-size-complex="14pt" style:font-weight-asian="bold" style:font-weight-complex="bold"/>
    </style:style>
    <style:style style:class="text" style:display-name="Heading 4" style:family="paragraph" style:name="Heading_20_4" style:next-style-name="Text_20_body" style:parent-style-name="Heading">
      <style:text-properties fo:font-size="85%" fo:font-style="italic" fo:font-weight="bold" style:font-size-asian="85%" style:font-size-complex="85%" style:font-style-asian="italic" style:font-style-complex="italic" style:font-weight-asian="bold" style:font-weight-complex="bold"/>
    </style:style>
    <style:style style:class="text" style:display-name="Heading 6" style:family="paragraph" style:name="Heading_20_6" style:next-style-name="Text_20_body" style:parent-style-name="Heading">
      <style:text-properties fo:font-size="75%" fo:font-weight="bold" style:font-size-asian="75%" style:font-size-complex="75%" style:font-weight-asian="bold" style:font-weight-complex="bold"/>
    </style:style>
    <style:style style:class="text" style:display-name="Heading 7" style:family="paragraph" style:name="Heading_20_7" style:next-style-name="Text_20_body" style:parent-style-name="Heading">
      <style:text-properties fo:font-size="75%" fo:font-weight="bold" style:font-size-asian="75%" style:font-size-complex="75%" style:font-weight-asian="bold" style:font-weight-complex="bold"/>
    </style:style>
    <style:style style:class="text" style:display-name="Heading 8" style:family="paragraph" style:name="Heading_20_8" style:next-style-name="Text_20_body" style:parent-style-name="Heading">
      <style:text-properties fo:font-size="75%" fo:font-weight="bold" style:font-size-asian="75%" style:font-size-complex="75%" style:font-weight-asian="bold" style:font-weight-complex="bold"/>
    </style:style>
    <style:style style:class="text" style:default-outline-level="9" style:display-name="Heading 9" style:family="paragraph" style:name="Heading_20_9" style:next-style-name="Text_20_body" style:parent-style-name="Heading">
      <style:text-properties fo:font-size="75%" fo:font-weight="bold" style:font-size-asian="75%" style:font-size-complex="75%" style:font-weight-asian="bold" style:font-weight-complex="bold"/>
    </style:style>
    <style:style style:class="text" style:default-outline-level="10" style:display-name="Heading 10" style:family="paragraph" style:name="Heading_20_10" style:next-style-name="Text_20_body" style:parent-style-name="Heading">
      <style:text-properties fo:font-size="75%" fo:font-weight="bold" style:font-size-asian="75%" style:font-size-complex="75%" style:font-weight-asian="bold" style:font-weight-complex="bold"/>
    </style:style>
    <style:style style:class="list" style:family="paragraph" style:name="List" style:parent-style-name="Text_20_body">
      <style:text-properties style:font-name-complex="Tahoma1"/>
    </style:style>
    <style:style style:class="extra" style:family="paragraph" style:name="Header" style:parent-style-name="Standard">
      <style:paragraph-properties text:line-number="0" text:number-lines="false">
        <style:tab-stops>
          <style:tab-stop style:position="3.4626in" style:type="center"/>
          <style:tab-stop style:position="6.9252in" style:type="right"/>
        </style:tab-stops>
      </style:paragraph-properties>
    </style:style>
    <style:style style:class="extra" style:family="paragraph" style:name="Caption" style:parent-style-name="Standard">
      <style:paragraph-properties fo:margin-bottom="0.0835in" fo:margin-top="0.0835in" text:line-number="0" text:number-lines="false"/>
      <style:text-properties fo:font-size="12pt" fo:font-style="italic" style:font-name-complex="Tahoma1" style:font-size-asian="12pt" style:font-size-complex="12pt" style:font-style-asian="italic" style:font-style-complex="italic"/>
    </style:style>
    <style:style style:class="extra" style:family="paragraph" style:name="Text" style:parent-style-name="Caption"/>
    <style:style style:class="index" style:family="paragraph" style:name="Index" style:parent-style-name="Standard">
      <style:paragraph-properties text:line-number="0" text:number-lines="false"/>
      <style:text-properties style:font-name-complex="Tahoma1"/>
    </style:style>
    <style:style style:class="index" style:display-name="Contents Heading" style:family="paragraph" style:name="Contents_20_Heading" style:parent-style-name="Heading">
      <style:paragraph-properties fo:margin-left="0in" fo:margin-right="0in" fo:text-indent="0in" style:auto-text-indent="false" text:line-number="0" text:number-lines="false"/>
      <style:text-properties fo:font-size="16pt" fo:font-weight="bold" style:font-size-asian="16pt" style:font-size-complex="16pt" style:font-weight-asian="bold" style:font-weight-complex="bold"/>
    </style:style>
    <style:style style:class="index" style:display-name="Contents 1" style:family="paragraph" style:name="Contents_20_1" style:parent-style-name="Index">
      <style:paragraph-properties fo:margin-left="0in" fo:margin-right="0in" fo:text-indent="0in" style:auto-text-indent="false">
        <style:tab-stops>
          <style:tab-stop style:leader-style="dotted" style:leader-text="." style:position="6.9252in" style:type="right"/>
        </style:tab-stops>
      </style:paragraph-properties>
    </style:style>
    <style:style style:class="index" style:display-name="Contents 2" style:family="paragraph" style:name="Contents_20_2" style:parent-style-name="Index">
      <style:paragraph-properties fo:margin-left="0.1965in" fo:margin-right="0in" fo:text-indent="0in" style:auto-text-indent="false">
        <style:tab-stops>
          <style:tab-stop style:leader-style="dotted" style:leader-text="." style:position="6.7283in" style:type="right"/>
        </style:tab-stops>
      </style:paragraph-properties>
    </style:style>
    <style:style style:class="index" style:display-name="Contents 3" style:family="paragraph" style:name="Contents_20_3" style:parent-style-name="Index">
      <style:paragraph-properties fo:margin-left="0.3929in" fo:margin-right="0in" fo:text-indent="0in" style:auto-text-indent="false">
        <style:tab-stops>
          <style:tab-stop style:leader-style="dotted" style:leader-text="." style:position="6.5319in" style:type="right"/>
        </style:tab-stops>
      </style:paragraph-properties>
    </style:style>
    <style:style style:class="index" style:display-name="Contents 4" style:family="paragraph" style:name="Contents_20_4" style:parent-style-name="Index">
      <style:paragraph-properties fo:margin-left="0.5898in" fo:margin-right="0in" fo:text-indent="0in" style:auto-text-indent="false">
        <style:tab-stops>
          <style:tab-stop style:leader-style="dotted" style:leader-text="." style:position="6.3354in" style:type="right"/>
        </style:tab-stops>
      </style:paragraph-properties>
    </style:style>
    <style:style style:class="index" style:display-name="Contents 5" style:family="paragraph" style:name="Contents_20_5" style:parent-style-name="Index">
      <style:paragraph-properties fo:margin-left="0.7862in" fo:margin-right="0in" fo:text-indent="0in" style:auto-text-indent="false">
        <style:tab-stops>
          <style:tab-stop style:leader-style="dotted" style:leader-text="." style:position="6.139in" style:type="right"/>
        </style:tab-stops>
      </style:paragraph-properties>
    </style:style>
    <style:style style:class="index" style:display-name="Contents 6" style:family="paragraph" style:name="Contents_20_6" style:parent-style-name="Index">
      <style:paragraph-properties fo:margin-left="0.9827in" fo:margin-right="0in" fo:text-indent="0in" style:auto-text-indent="false">
        <style:tab-stops>
          <style:tab-stop style:leader-style="dotted" style:leader-text="." style:position="5.9425in" style:type="right"/>
        </style:tab-stops>
      </style:paragraph-properties>
    </style:style>
    <style:style style:class="index" style:display-name="Contents 7" style:family="paragraph" style:name="Contents_20_7" style:parent-style-name="Index">
      <style:paragraph-properties fo:margin-left="1.1791in" fo:margin-right="0in" fo:text-indent="0in" style:auto-text-indent="false">
        <style:tab-stops>
          <style:tab-stop style:leader-style="dotted" style:leader-text="." style:position="5.7457in" style:type="right"/>
        </style:tab-stops>
      </style:paragraph-properties>
    </style:style>
    <style:style style:class="index" style:display-name="Contents 8" style:family="paragraph" style:name="Contents_20_8" style:parent-style-name="Index">
      <style:paragraph-properties fo:margin-left="1.3756in" fo:margin-right="0in" fo:text-indent="0in" style:auto-text-indent="false">
        <style:tab-stops>
          <style:tab-stop style:leader-style="dotted" style:leader-text="." style:position="5.5492in" style:type="right"/>
        </style:tab-stops>
      </style:paragraph-properties>
    </style:style>
    <style:style style:class="index" style:display-name="Contents 9" style:family="paragraph" style:name="Contents_20_9" style:parent-style-name="Index">
      <style:paragraph-properties fo:margin-left="1.572in" fo:margin-right="0in" fo:text-indent="0in" style:auto-text-indent="false">
        <style:tab-stops>
          <style:tab-stop style:leader-style="dotted" style:leader-text="." style:position="5.3528in" style:type="right"/>
        </style:tab-stops>
      </style:paragraph-properties>
    </style:style>
    <style:style style:class="index" style:display-name="Contents 10" style:family="paragraph" style:name="Contents_20_10" style:parent-style-name="Index">
      <style:paragraph-properties fo:margin-left="1.7689in" fo:margin-right="0in" fo:text-indent="0in" style:auto-text-indent="false">
        <style:tab-stops>
          <style:tab-stop style:leader-style="dotted" style:leader-text="." style:position="5.1563in" style:type="right"/>
        </style:tab-stops>
      </style:paragraph-properties>
    </style:style>
    <style:style style:class="text" style:family="paragraph" style:name="comment" style:parent-style-name="Standard">
      <style:paragraph-properties fo:background-color="#e6e6e6" fo:border="0.0071in solid #000000" fo:margin-left="0.2402in" fo:margin-right="0in" fo:padding="0in" fo:text-indent="0in" style:auto-text-indent="false" style:shadow="none">
        <style:background-image/>
      </style:paragraph-properties>
      <style:text-properties fo:font-size="11pt" fo:font-style="italic" style:font-size-asian="11pt" style:font-size-complex="11pt" style:font-style-asian="italic" style:font-style-complex="italic"/>
    </style:style>
    <style:style style:family="paragraph" style:name="comment-plain" style:parent-style-name="comment">
      <style:paragraph-properties fo:background-color="transparent">
        <style:background-image/>
      </style:paragraph-properties>
    </style:style>
    <style:style style:auto-update="true" style:class="text" style:family="paragraph" style:master-page-name="" style:name="begin-marker">
      <style:paragraph-properties style:page-number="auto">
        <style:tab-stops/>
      </style:paragraph-properties>
      <style:text-properties fo:color="#dc2300" fo:font-size="11pt" fo:font-style="italic" fo:font-weight="bold" fo:text-shadow="none" style:text-outline="false"/>
    </style:style>
    <style:style style:auto-update="true" style:class="text" style:family="paragraph" style:name="end-marker">
      <style:text-properties fo:color="#dc2300" fo:font-size="11pt" fo:font-style="italic" fo:font-weight="bold"/>
    </style:style>
    <style:style style:family="paragraph" style:name="observation" style:next-style-name="Drawing" style:parent-style-name="Standard">
      <style:text-properties fo:font-size="11pt" fo:font-style="italic"/>
    </style:style>
    <style:style style:class="extra" style:family="paragraph" style:name="Drawing" style:parent-style-name="Caption"/>
    <style:style style:class="text" style:display-name="heading_motion" style:family="paragraph" style:name="heading_5f_motion" style:parent-style-name="Heading">
      <style:text-properties fo:font-weight="bold" style:font-name="Trebuchet MS"/>
    </style:style>
    <style:style style:class="text" style:display-name="subheading_motion" style:family="paragraph" style:name="subheading_5f_motion" style:parent-style-name="Heading_20_2">
      <style:text-properties fo:font-size="13pt" fo:font-style="normal" style:font-name="Trebuchet MS" style:font-weight-asian="normal" style:font-weight-complex="normal"/>
    </style:style>
    <style:style style:class="text" style:display-name="subtitle_motion" style:family="paragraph" style:name="subtitle_5f_motion" style:parent-style-name="Heading_20_3">
      <style:text-properties fo:font-size="12pt" fo:font-style="italic" fo:font-weight="normal" style:font-name="Trebuchet MS1"/>
    </style:style>
    <style:style style:display-name="heading_preface" style:family="paragraph" style:name="heading_5f_preface" style:parent-style-name="heading_5f_motion"/>
    <style:style style:display-name="subheading_preface" style:family="paragraph" style:name="subheading_5f_preface" style:parent-style-name="subheading_5f_motion">
      <style:text-properties style:font-name="Trebuchet MS"/>
    </style:style>
    <style:style style:display-name="heading_papers" style:family="paragraph" style:name="heading_5f_papers" style:parent-style-name="heading_5f_preface"/>
    <style:style style:display-name="heading_question" style:family="paragraph" style:name="heading_5f_question" style:next-style-name="Standard" style:parent-style-name="heading_5f_motion"/>
    <style:style style:display-name="subheading_question" style:family="paragraph" style:name="subheading_5f_question" style:next-style-name="Standard" style:parent-style-name="subheading_5f_motion">
      <style:text-properties style:font-name="Trebuchet MS"/>
    </style:style>
    <style:style style:display-name="heading_allquestions" style:family="paragraph" style:name="heading_5f_allquestions" style:next-style-name="Standard" style:parent-style-name="heading_5f_question">
      <style:text-properties style:font-name="Trebuchet MS"/>
    </style:style>
    <style:style style:display-name="heading_pointoforder" style:family="paragraph" style:name="heading_5f_pointoforder" style:parent-style-name="heading_5f_motion"/>
    <style:style style:display-name="heading_comchair" style:family="paragraph" style:name="heading_5f_comchair" style:parent-style-name="heading_5f_pointoforder">
      <style:text-properties style:font-name="Trebuchet MS"/>
    </style:style>
    <style:style style:display-name="heading_pstatement" style:family="paragraph" style:name="heading_5f_pstatement" style:parent-style-name="heading_5f_pointoforder"/>
    <style:style style:display-name="subheading_papers" style:family="paragraph" style:name="subheading_5f_papers" style:parent-style-name="subheading_5f_preface"/>
    <style:style style:display-name="heading_noticesofmotion" style:family="paragraph" style:name="heading_5f_noticesofmotion" style:parent-style-name="heading_5f_motion"/>
    <style:style style:display-name="heading_procmotions" style:family="paragraph" style:name="heading_5f_procmotions" style:parent-style-name="heading_5f_noticesofmotion"/>
    <style:style style:display-name="Bullet Symbols" style:family="text" style:name="Bullet_20_Symbols">
      <style:text-properties fo:font-size="9pt" style:font-name="StarSymbol" style:font-name-asian="StarSymbol" style:font-name-complex="StarSymbol" style:font-size-asian="9pt" style:font-size-complex="9pt"/>
    </style:style>
    <style:style style:display-name="Internet link" style:family="text" style:name="Internet_20_link">
      <style:text-properties fo:color="#000080" style:text-underline-color="font-color" style:text-underline-style="solid" style:text-underline-width="auto"/>
    </style:style>
    <style:style style:display-name="Line numbering" style:family="text" style:name="Line_20_numbering"/>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text:start-value="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notes-configuration style:num-format="1"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text:style-name="Line_20_numbering"/>
  </office:styles>
  <office:automatic-styles>
    <style:page-layout style:name="Mpm1">
      <style:page-layout-properties fo:margin-bottom="0.7874in" fo:margin-left="0.7874in" fo:margin-right="0.7874in" fo:margin-top="0.7874in" fo:page-height="11in" fo:page-width="8.5in" style:footnote-max-height="0in" style:num-format="1" style:print-orientation="portrait" style:writing-mode="lr-tb">
        <style:footnote-sep style:adjustment="left" style:color="#000000" style:distance-after-sep="0.0398in" style:distance-before-sep="0.0398in" style:rel-width="25%" style:width="0.0071in"/>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version="1.2">
  <office:meta>
    <meta:creation-date>2010-06-17T23:02:07</meta:creation-date>
    <meta:editing-duration>PT00H54M22S</meta:editing-duration>
    <meta:editing-cycles>27</meta:editing-cycles>
    <meta:generator>OpenOffice.org/3.1$Linux OpenOffice.org_project/310m19$Build-9420</meta:generator>
    <meta:initial-creator>Ashok Hariharan</meta:initial-creator>
    <dc:date>2010-06-21T15:43:23</dc:date>
    <dc:creator>Epanisitos Akaranga</dc:creator>
    <meta:document-statistic meta:character-count="6027" meta:image-count="0" meta:object-count="0" meta:page-count="4" meta:paragraph-count="50" meta:table-count="0" meta:word-count="1039"/>
    <meta:user-defined meta:name="BungeniCountryCode">ke</meta:user-defined>
    <meta:user-defined meta:name="BungeniDocAuthor">Abo Iringo</meta:user-defined>
    <meta:user-defined meta:name="BungeniDocPart">main</meta:user-defined>
    <meta:user-defined meta:name="BungeniDocType">bill</meta:user-defined>
    <meta:user-defined meta:name="BungeniExpAuthor">user.Ashok</meta:user-defined>
    <meta:user-defined meta:name="BungeniExpAuthorURI">user.Ashok</meta:user-defined>
    <meta:user-defined meta:name="BungeniExpDate">2010-06-17</meta:user-defined>
    <meta:user-defined meta:name="BungeniExpDateName">expDate</meta:user-defined>
    <meta:user-defined meta:name="BungeniExpURI">/ke/debaterecord/2010-6-18/eng</meta:user-defined>
    <meta:user-defined meta:name="BungeniLanguageCode">eng</meta:user-defined>
    <meta:user-defined meta:name="BungeniManAuthor">user.Ashok</meta:user-defined>
    <meta:user-defined meta:name="BungeniManAuthorURI">user.Ashok</meta:user-defined>
    <meta:user-defined meta:name="BungeniManDate">2010-06-17</meta:user-defined>
    <meta:user-defined meta:name="BungeniManDateName">manDate</meta:user-defined>
    <meta:user-defined meta:name="BungeniManURI">/ke/debaterecord/2010-6-18/eng.xml</meta:user-defined>
    <meta:user-defined meta:name="BungeniOfficialDate">2010-06-18</meta:user-defined>
    <meta:user-defined meta:name="BungeniOfficialTime">23:02</meta:user-defined>
    <meta:user-defined meta:name="BungeniParliamentID">P01</meta:user-defined>
    <meta:user-defined meta:name="BungeniParliamentSession">P01-SESS01</meta:user-defined>
    <meta:user-defined meta:name="BungeniParliamentSitting">P01-SESS01-SIT01</meta:user-defined>
    <meta:user-defined meta:name="BungeniPublicationDate">2010-06-18</meta:user-defined>
    <meta:user-defined meta:name="BungeniPublicationName">debaterecord</meta:user-defined>
    <meta:user-defined meta:name="BungeniPublicationNameFull"/>
    <meta:user-defined meta:name="BungeniWorkAuthor">user.Ashok</meta:user-defined>
    <meta:user-defined meta:name="BungeniWorkAuthorURI">user.Ashok</meta:user-defined>
    <meta:user-defined meta:name="BungeniWorkDate">2010-06-18</meta:user-defined>
    <meta:user-defined meta:name="BungeniWorkDateName">workDate</meta:user-defined>
    <meta:user-defined meta:name="BungeniWorkURI">/ke/debaterecord/2010-6-18</meta:user-defined>
    <meta:user-defined meta:name="__BungeniDocMeta">true</meta:user-defined>
    <meta:user-defined meta:name="bungeniEditorNotes">&amp;lt;notes&amp;gt;&amp;lt;/notes&amp;gt;</meta:user-defined>
  </office:meta>
</office:document-meta>
</file>